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2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</style:style>
    <style:style style:name="P7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8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paragraph-properties fo:margin-left="25.4mm" fo:margin-right="0mm" fo:text-indent="12.7mm" style:auto-text-indent="false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 fo:font-style="italic" style:font-name-asian="BatangChe" style:font-style-asian="italic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00" style:font-name="Calibri" fo:font-weight="bold" style:font-name-asian="Times New Roman1" style:font-weight-asian="bold" style:font-name-complex="Times New Roman1"/>
    </style:style>
    <style:style style:name="T4" style:family="text">
      <style:text-properties fo:font-size="22pt" fo:language="en" fo:country="US" fo:font-weight="bold" style:font-size-asian="22pt" style:font-weight-asian="bold" style:font-size-complex="2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style:font-name="GungsuhChe" fo:font-size="14pt" fo:language="en" fo:country="US" fo:font-style="italic" style:font-name-asian="GungsuhChe1" style:font-size-asian="14pt" style:font-style-asian="italic" style:font-size-complex="14pt"/>
    </style:style>
    <style:style style:name="T7" style:family="text">
      <style:text-properties style:font-name="GungsuhChe" fo:font-size="16pt" fo:language="en" fo:country="US" fo:font-style="italic" style:font-name-asian="GungsuhChe1" style:font-size-asian="16pt" style:font-style-asian="italic" style:font-size-complex="16pt"/>
    </style:style>
    <style:style style:name="T8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9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2" style:family="text">
      <style:text-properties fo:font-size="18pt" fo:language="en" fo:country="US" fo:font-style="italic" style:font-size-asian="18pt" style:font-style-asian="italic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s text:c="7"/>Certificate Number <text:s text:c="196"/>Number of Sha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3">1</text:span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6"><text:span text:style-name="T3">xx</text:span></text:p>
          </table:table-cell>
        </table:table-row>
      </table:table>
      <text:p text:style-name="P2"><text:span text:style-name="T4">AAA</text:span></text:p>
      <text:p text:style-name="P2"><text:span text:style-name="T2">(Unique Entity Number: BBB) </text:span></text:p>
      <text:p text:style-name="P2"><text:span text:style-name="T2"><text:s/>(Incorporated in Republic of Singapore)</text:span></text:p>
      <text:p text:style-name="P3"/>
      <text:p text:style-name="P1"><text:span text:style-name="T5">Registered Office : Blk 531 Upper Cross Street #04-52 Hong Lim Complex Singapore 050531</text:span></text:p>
      <text:p text:style-name="P5"/>
      <text:p text:style-name="P1"><text:span text:style-name="T6"><text:s text:c="3"/>This is to certify that</text:span><text:span text:style-name="T7"> </text:span><text:span text:style-name="T11">CCC</text:span><text:span text:style-name="T6"> of address </text:span><text:span text:style-name="T8">Add-2 </text:span></text:p>
      <text:p text:style-name="P1"><text:span text:style-name="T7">is the registered holder of XX Hundred/Thousand Ordinary Shares</text:span><text:span text:style-name="T8"> </text:span></text:p>
      <text:p text:style-name="P1"><text:span text:style-name="T7">fully paid cash in</text:span><text:span text:style-name="T9"> <text:s/></text:span><text:span text:style-name="T11">AAA</text:span><text:span text:style-name="T10"> <text:s/></text:span><text:span text:style-name="T7">subject to the </text:span></text:p>
      <text:p text:style-name="P1"><text:span text:style-name="T7">Memorandum &amp; Articles of Association of the Company.</text:span></text:p>
      <text:p text:style-name="P9"><text:span text:style-name="T12">Given under the Common Seal</text:span><text:span text:style-name="T2"> of the Company on DDth MM YYYY</text:span></text:p>
      <text:p text:style-name="P4"/>
      <text:p text:style-name="P4"/>
      <text:p text:style-name="Standard"><text:span text:style-name="T2"><text:tab/><text:tab/><text:tab/><text:tab/><text:tab/><text:tab/><text:tab/><text:tab/> <text:s text:c="91"/>________________________ Director</text:span></text:p>
      <text:p text:style-name="P4"/>
      <text:p text:style-name="P4"/>
      <text:p text:style-name="P1"><text:bookmark text:name="_GoBack"/><text:span text:style-name="T2"><text:s text:c="199"/>________________________ Secret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1-19T09:33:00</meta:print-date>
    <meta:creation-date>2015-07-02T04:31:00</meta:creation-date>
    <dc:date>2015-07-02T04:31:00</dc:date>
    <meta:editing-duration>P0D</meta:editing-duration>
    <meta:generator>LibreOffice/3.5$Linux_X86_64 LibreOffice_project/350m1$Build-2</meta:generator>
    <meta:document-statistic meta:table-count="1" meta:image-count="0" meta:object-count="0" meta:page-count="1" meta:paragraph-count="14" meta:word-count="81" meta:character-count="1027" meta:non-whitespace-character-count="4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